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language="en" fo:country="US" officeooo:rsid="00115adf" officeooo:paragraph-rsid="00115adf"/>
    </style:style>
    <style:style style:name="P3" style:family="paragraph" style:parent-style-name="Text_20_body" style:list-style-name="L3"/>
    <style:style style:name="P4" style:family="paragraph" style:parent-style-name="Text_20_body">
      <style:text-properties officeooo:rsid="001ca79a" officeooo:paragraph-rsid="001ca79a"/>
    </style:style>
    <style:style style:name="P5" style:family="paragraph" style:parent-style-name="Text_20_body">
      <style:text-properties officeooo:rsid="00213be0" officeooo:paragraph-rsid="00213be0"/>
    </style:style>
    <style:style style:name="P6" style:family="paragraph" style:parent-style-name="Text_20_body">
      <style:text-properties officeooo:rsid="00228a89" officeooo:paragraph-rsid="00228a89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Standard">
      <style:text-properties fo:language="en" fo:country="US" officeooo:rsid="000e9dcf" officeooo:paragraph-rsid="000f9653"/>
    </style:style>
    <style:style style:name="P10" style:family="paragraph" style:parent-style-name="Standard">
      <style:text-properties fo:language="en" fo:country="US" officeooo:rsid="000f9ff0" officeooo:paragraph-rsid="000f9ff0"/>
    </style:style>
    <style:style style:name="P11" style:family="paragraph" style:parent-style-name="Standard">
      <style:text-properties fo:language="en" fo:country="US" officeooo:rsid="00115adf" officeooo:paragraph-rsid="00115adf"/>
    </style:style>
    <style:style style:name="P12" style:family="paragraph" style:parent-style-name="Standard">
      <style:text-properties fo:language="en" fo:country="US" officeooo:rsid="0015acb2" officeooo:paragraph-rsid="0015acb2"/>
    </style:style>
    <style:style style:name="P13" style:family="paragraph" style:parent-style-name="Preformatted_20_Text">
      <style:text-properties fo:language="en" fo:country="US" officeooo:rsid="0015acb2" officeooo:paragraph-rsid="0015acb2"/>
    </style:style>
    <style:style style:name="P14" style:family="paragraph" style:parent-style-name="Preformatted_20_Text">
      <style:text-properties officeooo:rsid="00213be0" officeooo:paragraph-rsid="00213be0"/>
    </style:style>
    <style:style style:name="P15" style:family="paragraph" style:parent-style-name="Preformatted_20_Text">
      <style:text-properties officeooo:rsid="00228a89" officeooo:paragraph-rsid="00228a89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f1389"/>
    </style:style>
    <style:style style:name="T2" style:family="text">
      <style:text-properties officeooo:rsid="0012f38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c46c1"/>
    </style:style>
    <style:style style:name="T5" style:family="text">
      <style:text-properties fo:language="en" fo:country="US" officeooo:rsid="001e6b22"/>
    </style:style>
    <style:style style:name="T6" style:family="text">
      <style:text-properties fo:language="en" fo:country="US" officeooo:rsid="001ecd94"/>
    </style:style>
    <style:style style:name="T7" style:family="text">
      <style:text-properties fo:language="en" fo:country="US" officeooo:rsid="002212a9"/>
    </style:style>
    <style:style style:name="T8" style:family="text">
      <style:text-properties fo:language="en" fo:country="US" officeooo:rsid="00243be5"/>
    </style:style>
    <style:style style:name="T9" style:family="text">
      <style:text-properties fo:language="en" fo:country="US" officeooo:rsid="0024ddc5"/>
    </style:style>
    <style:style style:name="T10" style:family="text">
      <style:text-properties officeooo:rsid="0018ed2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llation</text:h>
      <text:p text:style-name="P9">In common from the server side you need only return regular html table, and on client side it will <text:span text:style-name="T1">be</text:span> </text:p>
      <text:p text:style-name="P9">automatically transformed into paginated sortable table.</text:p>
      <text:p text:style-name="P10">DataTables has a service for table styling, <text:a xlink:type="simple" xlink:href="https://www.datatables.net/manual/styling/theme-creator" text:style-name="Internet_20_link" text:visited-style-name="Visited_20_Internet_20_Link">https://www.datatables.net/manual/styling/theme-creator</text:a></text:p>
      <text:p text:style-name="P11">this service show you css style. <text:span text:style-name="T2">Also you can modify it manually.</text:span></text:p>
      <text:p text:style-name="P2">The required files can be installed in one of two different ways:</text:p>
      <text:list xml:id="list8406039594436352476" text:style-name="L1">
        <text:list-item>
          <text:p text:style-name="P7">Using a CDN </text:p>
        </text:list-item>
        <text:list-item>
          <text:p text:style-name="P1">Locally </text:p>
        </text:list-item>
      </text:list>
      <text:p text:style-name="P11">A CDN is a <text:a xlink:type="simple" xlink:href="https://en.wikipedia.org/wiki/Content_delivery_network" text:style-name="Internet_20_link" text:visited-style-name="Visited_20_Internet_20_Link">Content Delivery Network</text:a> which has edge servers that are tuned to provide media files with very low latency to web-browsers, and as a user receives a file from the CDN the browser will cache it for reuse.</text:p>
      <text:p text:style-name="P12">Minimal script: </text:p>
      <text:p text:style-name="P13"><text:span text:style-name="Source_20_Text">$(document).ready( function () {</text:span></text:p>
      <text:p text:style-name="Preformatted_20_Text"><text:span text:style-name="Source_20_Text"><text:tab/>$('#table_id').DataTable();</text:span></text:p>
      <text:p text:style-name="P16"><text:span text:style-name="Source_20_Text">} );</text:span></text:p>
      <text:h text:style-name="Heading_20_2" text:outline-level="2"><text:span text:style-name="Source_20_Text"><text:span text:style-name="T10">Data</text:span></text:span></text:h>
      <text:p text:style-name="Text_20_body">DataTables has two different modes of processing data (ordering, searching, etc. of data):</text:p>
      <text:list xml:id="list907452024997267244" text:style-name="L3">
        <text:list-item>
          <text:p text:style-name="P8">Client-side processing - the full data set is loaded up-front and data processing is done in the browser. </text:p>
        </text:list-item>
        <text:list-item>
          <text:p text:style-name="P3">Server-side processing - an Ajax request is made for every table redraw, with only the data required for each display returned. The data processing is performed on the server. </text:p>
        </text:list-item>
      </text:list>
      <text:p text:style-name="Text_20_body">As a rule of thumb, if you are working with less than 10,000 rows use client-side processing, for greater than 100,000 rows use server-side processing </text:p>
      <text:p text:style-name="Text_20_body"><text:span text:style-name="Emphasis">draw</text:span> in DataTables terminology – <text:span text:style-name="T4">each page of data.</text:span></text:p>
      <text:p text:style-name="Text_20_body"><text:span text:style-name="T4">Server-side processing is enabled by the </text:span><text:a xlink:type="simple" xlink:href="https://datatables.net/reference/option/serverSide" text:style-name="Internet_20_link" text:visited-style-name="Visited_20_Internet_20_Link"><text:span text:style-name="Source_20_Text"><text:span text:style-name="T4">serverSide</text:span></text:span></text:a><text:span text:style-name="T4"> option</text:span></text:p>
      <text:p text:style-name="P4"><text:span text:style-name="T4">i</text:span><text:span text:style-name="T3">nternally datatables work with arrays as a datasource, elements of this array are data rows to be displayed. </text:span><text:span text:style-name="T5">Datatables can create these rows from different javascript types like arrays - [], objects - {} </text:span><text:span text:style-name="T6">and</text:span><text:span text:style-name="T5"> instances -  new Myclass().</text:span></text:p>
      <text:p text:style-name="P5"><text:span text:style-name="T8">First array e</text:span><text:span text:style-name="T9">l</text:span><text:span text:style-name="T8">ement corresponds to first column...</text:span><text:span text:style-name="T5"> E</text:span><text:span text:style-name="T3">xample </text:span><text:span text:style-name="T7">array </text:span><text:span text:style-name="T3">table data:</text:span></text:p>
      <text:p text:style-name="P14"><text:span text:style-name="Source_20_Text"><text:span text:style-name="T3">var</text:span></text:span><text:span text:style-name="T3"> </text:span><text:span text:style-name="Source_20_Text"><text:span text:style-name="T3">data = [</text:span></text:span></text:p>
      <text:p text:style-name="Preformatted_20_Text"><text:span text:style-name="Source_20_Text">    [</text:span></text:p>
      <text:p text:style-name="Preformatted_20_Text"><text:span text:style-name="Source_20_Text">        "Tiger Nixon",</text:span></text:p>
      <text:p text:style-name="Preformatted_20_Text"><text:span text:style-name="Source_20_Text">        "System Architect",</text:span></text:p>
      <text:p text:style-name="Preformatted_20_Text"><text:span text:style-name="Source_20_Text">        "Edinburgh",</text:span></text:p>
      <text:p text:style-name="Preformatted_20_Text"><text:span text:style-name="Source_20_Text">        "5421",</text:span></text:p>
      <text:p text:style-name="Preformatted_20_Text"><text:span text:style-name="Source_20_Text">        "2011/04/25",</text:span></text:p>
      <text:p text:style-name="Preformatted_20_Text"><text:span text:style-name="Source_20_Text">        "$3,120"</text:span></text:p>
      <text:p text:style-name="Preformatted_20_Text"><text:span text:style-name="Source_20_Text">    ],</text:span></text:p>
      <text:p text:style-name="Preformatted_20_Text"><text:span text:style-name="Source_20_Text">    [</text:span></text:p>
      <text:p text:style-name="Preformatted_20_Text"><text:span text:style-name="Source_20_Text">        "Garrett Winters",</text:span></text:p>
      <text:p text:style-name="Preformatted_20_Text"><text:span text:style-name="Source_20_Text">        "Director",</text:span></text:p>
      <text:p text:style-name="Preformatted_20_Text"><text:span text:style-name="Source_20_Text">        "Edinburgh",</text:span></text:p>
      <text:p text:style-name="Preformatted_20_Text"><text:span text:style-name="Source_20_Text">        "8422",</text:span></text:p>
      <text:p text:style-name="Preformatted_20_Text"><text:span text:style-name="Source_20_Text">        "2011/07/25",</text:span></text:p>
      <text:p text:style-name="Preformatted_20_Text"><text:span text:style-name="Source_20_Text">        "$5,300"</text:span></text:p>
      <text:p text:style-name="Preformatted_20_Text"><text:span text:style-name="Source_20_Text">    ]</text:span></text:p>
      <text:p text:style-name="P16"><text:span text:style-name="Source_20_Text">]</text:span></text:p>
      <text:p text:style-name="P6"><text:soft-page-break/><text:span text:style-name="T3">initialization:</text:span></text:p>
      <text:p text:style-name="P15"><text:span text:style-name="Source_20_Text"><text:span text:style-name="T3">$('#example').DataTable( {</text:span></text:span></text:p>
      <text:p text:style-name="Preformatted_20_Text"><text:span text:style-name="Source_20_Text">    data: data</text:span></text:p>
      <text:p text:style-name="P16"><text:span text:style-name="Source_20_Text">} );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24S</meta:editing-duration>
    <meta:editing-cycles>26</meta:editing-cycles>
    <meta:generator>LibreOffice/4.4.0.3$Windows_x86 LibreOffice_project/de093506bcdc5fafd9023ee680b8c60e3e0645d7</meta:generator>
    <dc:date>2015-10-28T18:55:49.026000000</dc:date>
    <meta:document-statistic meta:table-count="0" meta:image-count="0" meta:object-count="0" meta:page-count="2" meta:paragraph-count="44" meta:word-count="300" meta:character-count="1998" meta:non-whitespace-character-count="1620"/>
    <meta:user-defined meta:name="Info 1"/>
    <meta:user-defined meta:name="Info 2"/>
    <meta:user-defined meta:name="Info 3"/>
    <meta:user-defined meta:name="Info 4"/>
  </office:meta>
</office:document-meta>
</file>